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4" style:family="paragraph" style:parent-style-name="Standard">
      <style:paragraph-properties fo:margin-top="0in" fo:margin-bottom="0in" loext:contextual-spacing="false"/>
      <style:text-properties style:font-name="Roboto Mono" fo:font-size="18pt" fo:font-style="italic" style:font-name-asian="Roboto Mono1" style:font-size-asian="18pt" style:font-style-asian="italic" style:font-name-complex="Roboto Mono1" style:font-size-complex="18pt"/>
    </style:style>
    <style:style style:name="P5" style:family="paragraph" style:parent-style-name="Standard">
      <style:paragraph-properties fo:margin-top="0in" fo:margin-bottom="0in" loext:contextual-spacing="false"/>
      <style:text-properties style:font-name="Roboto Mono" fo:font-size="18pt" style:font-name-asian="Roboto Mono1" style:font-size-asian="18pt" style:font-name-complex="Roboto Mono1" style:font-size-complex="18pt"/>
    </style:style>
    <style:style style:name="P6" style:family="paragraph" style:parent-style-name="Standard">
      <style:paragraph-properties fo:margin-top="0in" fo:margin-bottom="0in" loext:contextual-spacing="false"/>
      <style:text-properties style:font-name="Roboto Mono" style:font-name-asian="Roboto Mono1" style:font-name-complex="Roboto Mono1"/>
    </style:style>
    <style:style style:name="P7" style:family="paragraph" style:parent-style-name="Standard">
      <style:paragraph-properties fo:margin-top="0in" fo:margin-bottom="0in" loext:contextual-spacing="false"/>
      <style:text-properties style:font-name="Roboto Mono" fo:font-size="12pt" style:font-name-asian="Roboto Mono1" style:font-size-asian="12pt" style:font-name-complex="Roboto Mono1" style:font-size-complex="12pt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/>
    </style:style>
    <style:style style:name="P9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fo:color="#0000ff" style:font-name="Roboto Mono" fo:font-size="48pt" style:font-name-asian="Roboto Mono1" style:font-size-asian="48pt" style:font-name-complex="Roboto Mono1" style:font-size-complex="48pt"/>
    </style:style>
    <style:style style:name="T2" style:family="text">
      <style:text-properties style:font-name="Roboto Mono" fo:font-size="18pt" fo:font-weight="bold" style:font-name-asian="Roboto Mono1" style:font-size-asian="18pt" style:font-weight-asian="bold" style:font-name-complex="Roboto Mono1" style:font-size-complex="18pt"/>
    </style:style>
    <style:style style:name="T3" style:family="text">
      <style:text-properties style:font-name="Roboto Mono" fo:font-size="18pt" fo:font-style="italic" style:font-name-asian="Roboto Mono1" style:font-size-asian="18pt" style:font-style-asian="italic" style:font-name-complex="Roboto Mono1" style:font-size-complex="18pt"/>
    </style:style>
    <style:style style:name="T4" style:family="text">
      <style:text-properties style:font-name="Roboto Mono" style:font-name-asian="Roboto Mono1" style:font-name-complex="Roboto Mono1"/>
    </style:style>
    <style:style style:name="T5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fzo1br2jvumo"/><text:span text:style-name="T1">night_riders</text:span></text:p>
      <text:p text:style-name="P1"/>
      <text:p text:style-name="P2"><text:span text:style-name="T2">HOJA DE ESTILO</text:span></text:p>
      <text:p text:style-name="P3"/>
      <text:p text:style-name="P1"><text:span text:style-name="T3">subtítulo</text:span></text:p>
      <text:p text:style-name="P4"/>
      <text:p text:style-name="P1"><text:span text:style-name="T4">Hola bebe Ya que contigo no Sirve la labia Y te cree muy sabia</text:span></text:p>
      <text:p text:style-name="P1"><text:span text:style-name="T4">Pero vas a caer Te lo digo mujer Eh ah Yo sé acabo de conocerte Y es muy rápido pa tenerte Yo lo que quiero es complacerte eh Tu tranquila déjate llevar Dime si conmigo quiere hacer travesuras ah</text:span></text:p>
      <text:p text:style-name="P6"/>
      <text:p text:style-name="P1"><text:span text:style-name="T4">Que se ha vuelto una locura Y tu esta bien dura Y no me puedo contener Dime si conmigo quiere hacer travesuras ah Que se ha vuelto una locura Y tu esta bien dura No me puedo contener</text:span></text:p>
      <text:p text:style-name="P7"/>
      <text:p text:style-name="P7"/>
      <text:p text:style-name="P7"/>
      <text:p text:style-name="P1"><text:span text:style-name="T3">subtítulo 2</text:span></text:p>
      <text:p text:style-name="P4"/>
      <text:p text:style-name="P1"><text:span text:style-name="T4">Mami que me estas haciendo Yo no te estoy mintiendo No hay un detalle que a mi Se me escapa tu cuerpo Y cuando te pones a hablar Mi mente esta Imaginándome el momento el lugar Perdóname si te molesto O si te sueno muy directo Yo soy así</text:span></text:p>
      <text:p text:style-name="P1"><text:span text:style-name="T4">Yo siempre digo lo que siento Pero presiento y Eso va suceder</text:span></text:p>
      <text:p text:style-name="P1"><text:span text:style-name="T4">Que esta noche tu y yo Vamo a…</text:span></text:p>
      <text:p text:style-name="P5"/>
      <text:p text:style-name="P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style style:name="MT1" style:family="text">
      <style:text-properties fo:font-style="italic" style:font-style-asian="italic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. 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169" meta:character-count="818" meta:non-whitespace-character-count="660"/>
    <meta:generator>LibreOfficeDev/6.0.5.2$Linux_X86_64 LibreOffice_project/</meta:generator>
  </office:meta>
</office:document-meta>
</file>